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2mm"/>
    </style:style>
    <style:style style:name="co2" style:family="table-column">
      <style:table-column-properties fo:break-before="auto" style:column-width="85.81mm"/>
    </style:style>
    <style:style style:name="co3" style:family="table-column">
      <style:table-column-properties fo:break-before="auto" style:column-width="95.43mm"/>
    </style:style>
    <style:style style:name="co4" style:family="table-column">
      <style:table-column-properties fo:break-before="auto" style:column-width="149.98mm"/>
    </style:style>
    <style:style style:name="co5" style:family="table-column">
      <style:table-column-properties fo:break-before="auto" style:column-width="147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PRIMEROS</text:p>
          </table:table-cell>
          <table:table-cell office:value-type="string" calcext:value-type="string">
            <text:p>SIGUIENTES</text:p>
          </table:table-cell>
          <table:table-cell office:value-type="string" calcext:value-type="string">
            <text:p>PREDICC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ListDeclaration Rules</text:p>
          </table:table-cell>
          <table:table-cell office:value-type="string" calcext:value-type="string">
            <text:p>inner, perception, action, rules</text:p>
          </table:table-cell>
          <table:table-cell office:value-type="string" calcext:value-type="string">
            <text:p>$</text:p>
          </table:table-cell>
          <table:table-cell table:formula="of:=[.C3]" office:value-type="string" office:string-value="inner, perception, action, rules" calcext:value-type="string">
            <text:p>inner, perception, action, rules</text:p>
          </table:table-cell>
        </table:table-row>
        <table:table-row table:style-name="ro1">
          <table:table-cell office:value-type="string" calcext:value-type="string">
            <text:p>ListDeclaration</text:p>
          </table:table-cell>
          <table:table-cell office:value-type="string" calcext:value-type="string">
            <text:p>Declaration ListDeclaration</text:p>
          </table:table-cell>
          <table:table-cell office:value-type="string" calcext:value-type="string">
            <text:p>inner, perception, action</text:p>
          </table:table-cell>
          <table:table-cell table:formula="of:=[.C33]" office:value-type="string" office:string-value="rules" calcext:value-type="string">
            <text:p>rules</text:p>
          </table:table-cell>
          <table:table-cell table:formula="of:=[.C4]" office:value-type="string" office:string-value="inner, perception, action" calcext:value-type="string">
            <text:p>inner, perception, action</text:p>
          </table:table-cell>
        </table:table-row>
        <table:table-row table:style-name="ro1">
          <table:table-cell office:value-type="string" calcext:value-type="string">
            <text:p>ListDeclaration</text:p>
          </table:table-cell>
          <table:table-cell table:number-columns-repeated="2" office:value-type="string" calcext:value-type="string">
            <text:p>lambda</text:p>
          </table:table-cell>
          <table:table-cell table:formula="of:=[.C33]" office:value-type="string" office:string-value="rules" calcext:value-type="string">
            <text:p>rules</text:p>
          </table:table-cell>
          <table:table-cell table:formula="of:=[.D5]" office:value-type="string" office:string-value="rules" calcext:value-type="string">
            <text:p>ru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InnerDecl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, perception, action, rules</text:p>
          </table:table-cell>
          <table:table-cell table:formula="of:=[.C7]" office:value-type="string" office:string-value="inner" calcext:value-type="string">
            <text:p>inner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PerceptionDecl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ner, perception, action, rules</text:p>
          </table:table-cell>
          <table:table-cell table:formula="of:=[.C8]" office:value-type="string" office:string-value="perception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Declaration </text:p>
          </table:table-cell>
          <table:table-cell office:value-type="string" calcext:value-type="string">
            <text:p>ActionDec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ner, perception, action, rules</text:p>
          </table:table-cell>
          <table:table-cell table:formula="of:=[.C9]" office:value-type="string" office:string-value="action" calcext:value-type="string">
            <text:p>a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nerDecl</text:p>
          </table:table-cell>
          <table:table-cell office:value-type="string" calcext:value-type="string">
            <text:p>inner Type identifier assing Literal semicolon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inner, perception, action, rules</text:p>
          </table:table-cell>
          <table:table-cell table:formula="of:=[.C11]" office:value-type="string" office:string-value="inner" calcext:value-type="string">
            <text:p>inner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table:formula="of:=[.C12]" office:value-type="string" office:string-value="int" calcext:value-type="string">
            <text:p>i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char</text:p>
          </table:table-cell>
          <table:table-cell office:value-type="string" calcext:value-type="string">
            <text:p>identifier</text:p>
          </table:table-cell>
          <table:table-cell table:formula="of:=[.C13]" office:value-type="string" office:string-value="char" calcext:value-type="string">
            <text:p>char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identifier</text:p>
          </table:table-cell>
          <table:table-cell table:formula="of:=[.C14]" office:value-type="string" office:string-value="double" calcext:value-type="string">
            <text:p>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ceptionDecl</text:p>
          </table:table-cell>
          <table:table-cell office:value-type="string" calcext:value-type="string">
            <text:p>perception identifier ArgumentDecl PerceptionBody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inner, perception, action, rules</text:p>
          </table:table-cell>
          <table:table-cell table:formula="of:=[.C16]" office:value-type="string" office:string-value="perception" calcext:value-type="string">
            <text:p>perception</text:p>
          </table:table-cell>
        </table:table-row>
        <table:table-row table:style-name="ro1">
          <table:table-cell office:value-type="string" calcext:value-type="string">
            <text:p>ActionDecl</text:p>
          </table:table-cell>
          <table:table-cell office:value-type="string" calcext:value-type="string">
            <text:p>action identifier ArgumentDecl ActionBod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ner, perception, action, rules</text:p>
          </table:table-cell>
          <table:table-cell table:formula="of:=[.C17]" office:value-type="string" office:string-value="action" calcext:value-type="string">
            <text:p>action</text:p>
          </table:table-cell>
        </table:table-row>
        <table:table-row table:style-name="ro1">
          <table:table-cell office:value-type="string" calcext:value-type="string">
            <text:p>ArgumentDecl</text:p>
          </table:table-cell>
          <table:table-cell office:value-type="string" calcext:value-type="string">
            <text:p>lparen ListArguments rparen</text:p>
          </table:table-cell>
          <table:table-cell office:value-type="string" calcext:value-type="string">
            <text:p>lparen</text:p>
          </table:table-cell>
          <table:table-cell office:value-type="string" calcext:value-type="string">
            <text:p>*************</text:p>
          </table:table-cell>
          <table:table-cell table:formula="of:=[.C18]" office:value-type="string" office:string-value="lparen" calcext:value-type="string">
            <text:p>lparen</text:p>
          </table:table-cell>
        </table:table-row>
        <table:table-row table:style-name="ro1">
          <table:table-cell office:value-type="string" calcext:value-type="string">
            <text:p>ListArguments</text:p>
          </table:table-cell>
          <table:table-cell office:value-type="string" calcext:value-type="string">
            <text:p>Argument MoreArguments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rparen</text:p>
          </table:table-cell>
          <table:table-cell table:formula="of:=[.C19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ListArgument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paren</text:p>
          </table:table-cell>
          <table:table-cell table:formula="of:=[.D20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MoreArguments</text:p>
          </table:table-cell>
          <table:table-cell office:value-type="string" calcext:value-type="string">
            <text:p>comma Argument MoreArguments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rparen</text:p>
          </table:table-cell>
          <table:table-cell table:formula="of:=[.C21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Argument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paren</text:p>
          </table:table-cell>
          <table:table-cell table:formula="of:=[.D22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Type identifier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comma, rparen</text:p>
          </table:table-cell>
          <table:table-cell table:formula="of:=[.C23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ceptionBody</text:p>
          </table:table-cell>
          <table:table-cell office:value-type="string" calcext:value-type="string">
            <text:p>lbrace ListPcptStatement rbrace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perception</text:p>
          </table:table-cell>
          <table:table-cell table:formula="of:=[.C25]" office:value-type="string" office:string-value="lbrace" calcext:value-type="string">
            <text:p>lbrace</text:p>
          </table:table-cell>
        </table:table-row>
        <table:table-row table:style-name="ro1">
          <table:table-cell office:value-type="string" calcext:value-type="string">
            <text:p>ListPcptStatement</text:p>
          </table:table-cell>
          <table:table-cell office:value-type="string" calcext:value-type="string">
            <text:p>PcptStatement ListPcptStatement</text:p>
          </table:table-cell>
          <table:table-cell office:value-type="string" calcext:value-type="string">
            <text:p>int, char, double, identifier, if, while, true, false, lbrace</text:p>
          </table:table-cell>
          <table:table-cell office:value-type="string" calcext:value-type="string">
            <text:p>rbrace</text:p>
          </table:table-cell>
          <table:table-cell table:formula="of:=[.C26]" office:value-type="string" office:string-value="int, char, double, identifier, if, while, true, false, lbrace" calcext:value-type="string">
            <text:p>int, char, double, identifier, if, while, true, false, lbrace</text:p>
          </table:table-cell>
        </table:table-row>
        <table:table-row table:style-name="ro1">
          <table:table-cell office:value-type="string" calcext:value-type="string">
            <text:p>ListPcptStatement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27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Body</text:p>
          </table:table-cell>
          <table:table-cell office:value-type="string" calcext:value-type="string">
            <text:p>lbrace ListActStatement rbrace</text:p>
          </table:table-cell>
          <table:table-cell office:value-type="string" calcext:value-type="string">
            <text:p>lbrace</text:p>
          </table:table-cell>
          <table:table-cell table:formula="of:=[.D17]" office:value-type="string" office:string-value="inner, perception, action, rules" calcext:value-type="string">
            <text:p>inner, perception, action, rules</text:p>
          </table:table-cell>
          <table:table-cell table:formula="of:=[.C29]" office:value-type="string" office:string-value="lbrace" calcext:value-type="string">
            <text:p>lbrace</text:p>
          </table:table-cell>
        </table:table-row>
        <table:table-row table:style-name="ro1">
          <table:table-cell office:value-type="string" calcext:value-type="string">
            <text:p>ListActStatement</text:p>
          </table:table-cell>
          <table:table-cell office:value-type="string" calcext:value-type="string">
            <text:p>ActStatement ListActStatement</text:p>
          </table:table-cell>
          <table:table-cell office:value-type="string" calcext:value-type="string">
            <text:p>int, char, double, identifier, **ConjuntoOutputs, if, while, lbrace</text:p>
          </table:table-cell>
          <table:table-cell office:value-type="string" calcext:value-type="string">
            <text:p>rbrace</text:p>
          </table:table-cell>
          <table:table-cell table:formula="of:=[.C30]" office:value-type="string" office:string-value="int, char, double, identifier, **ConjuntoOutputs, if, while, lbrace" calcext:value-type="string">
            <text:p>int, char, double, identifier, **ConjuntoOutputs, if, while, lbrace</text:p>
          </table:table-cell>
        </table:table-row>
        <table:table-row table:style-name="ro1">
          <table:table-cell office:value-type="string" calcext:value-type="string">
            <text:p>ListActStatement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31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rules lbrace ListRules rbrace</text:p>
          </table:table-cell>
          <table:table-cell office:value-type="string" calcext:value-type="string">
            <text:p>rules</text:p>
          </table:table-cell>
          <table:table-cell table:formula="of:=[.D3]" office:value-type="string" office:string-value="$" calcext:value-type="string">
            <text:p>$</text:p>
          </table:table-cell>
          <table:table-cell table:formula="of:=[.C33]" office:value-type="string" office:string-value="rules" calcext:value-type="string">
            <text:p>rules</text:p>
          </table:table-cell>
        </table:table-row>
        <table:table-row table:style-name="ro1">
          <table:table-cell office:value-type="string" calcext:value-type="string">
            <text:p>ListRules</text:p>
          </table:table-cell>
          <table:table-cell office:value-type="string" calcext:value-type="string">
            <text:p>Rule ListRules</text:p>
          </table:table-cell>
          <table:table-cell table:formula="of:=[.C112]" office:value-type="string" office:string-value="Pri(Expr) → ver abajo" calcext:value-type="string">
            <text:p>Pri(Expr) → ver abajo</text:p>
          </table:table-cell>
          <table:table-cell office:value-type="string" calcext:value-type="string">
            <text:p>rbrace</text:p>
          </table:table-cell>
          <table:table-cell table:formula="of:=[.C34]" office:value-type="string" office:string-value="Pri(Expr) → ver abajo" calcext:value-type="string">
            <text:p>Pri(Expr) → ver abajo</text:p>
          </table:table-cell>
        </table:table-row>
        <table:table-row table:style-name="ro1">
          <table:table-cell office:value-type="string" calcext:value-type="string">
            <text:p>ListRules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rbrace</text:p>
          </table:table-cell>
          <table:table-cell table:formula="of:=[.D35]" office:value-type="string" office:string-value="rbrace" calcext:value-type="string">
            <text:p>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gear</text:p>
          </table:table-cell>
          <table:table-cell table:formula="of:=[.D16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7]" office:value-type="string" office:string-value="gear" calcext:value-type="string">
            <text:p>gear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peed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8]" office:value-type="string" office:string-value="speed" calcext:value-type="string">
            <text:p>speed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angle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39]" office:value-type="string" office:string-value="angle" calcext:value-type="string">
            <text:p>angle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position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0]" office:value-type="string" office:string-value="position" calcext:value-type="string">
            <text:p>position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rpm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1]" office:value-type="string" office:string-value="rpm" calcext:value-type="string">
            <text:p>rpm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0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2]" office:value-type="string" office:string-value="sensor0" calcext:value-type="string">
            <text:p>sensor0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3]" office:value-type="string" office:string-value="sensor1" calcext:value-type="string">
            <text:p>sensor1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2</text:p>
          </table:table-cell>
          <table:table-cell table:formula="of:=[.D4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4]" office:value-type="string" office:string-value="sensor2" calcext:value-type="string">
            <text:p>sensor2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3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5]" office:value-type="string" office:string-value="sensor3" calcext:value-type="string">
            <text:p>sensor3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4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6]" office:value-type="string" office:string-value="sensor4" calcext:value-type="string">
            <text:p>sensor4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5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7]" office:value-type="string" office:string-value="sensor5" calcext:value-type="string">
            <text:p>sensor5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6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8]" office:value-type="string" office:string-value="sensor6" calcext:value-type="string">
            <text:p>sensor6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7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49]" office:value-type="string" office:string-value="sensor7" calcext:value-type="string">
            <text:p>sensor7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8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0]" office:value-type="string" office:string-value="sensor8" calcext:value-type="string">
            <text:p>sensor8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9</text:p>
          </table:table-cell>
          <table:table-cell table:formula="of:=[.D37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1]" office:value-type="string" office:string-value="sensor9" calcext:value-type="string">
            <text:p>sensor9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0</text:p>
          </table:table-cell>
          <table:table-cell table:formula="of:=[.D38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2]" office:value-type="string" office:string-value="sensor10" calcext:value-type="string">
            <text:p>sensor10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1</text:p>
          </table:table-cell>
          <table:table-cell table:formula="of:=[.D39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3]" office:value-type="string" office:string-value="sensor11" calcext:value-type="string">
            <text:p>sensor11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2</text:p>
          </table:table-cell>
          <table:table-cell table:formula="of:=[.D40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4]" office:value-type="string" office:string-value="sensor12" calcext:value-type="string">
            <text:p>sensor12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3</text:p>
          </table:table-cell>
          <table:table-cell table:formula="of:=[.D4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5]" office:value-type="string" office:string-value="sensor13" calcext:value-type="string">
            <text:p>sensor13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4</text:p>
          </table:table-cell>
          <table:table-cell table:formula="of:=[.D4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6]" office:value-type="string" office:string-value="sensor14" calcext:value-type="string">
            <text:p>sensor14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5</text:p>
          </table:table-cell>
          <table:table-cell table:formula="of:=[.D4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7]" office:value-type="string" office:string-value="sensor15" calcext:value-type="string">
            <text:p>sensor15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6</text:p>
          </table:table-cell>
          <table:table-cell table:formula="of:=[.D44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8]" office:value-type="string" office:string-value="sensor16" calcext:value-type="string">
            <text:p>sensor16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7</text:p>
          </table:table-cell>
          <table:table-cell table:formula="of:=[.D45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59]" office:value-type="string" office:string-value="sensor17" calcext:value-type="string">
            <text:p>sensor17</text:p>
          </table:table-cell>
        </table:table-row>
        <table:table-row table:style-name="ro1">
          <table:table-cell office:value-type="string" calcext:value-type="string">
            <text:p>InputVar</text:p>
          </table:table-cell>
          <table:table-cell table:number-columns-repeated="2" office:value-type="string" calcext:value-type="string">
            <text:p>sensor18</text:p>
          </table:table-cell>
          <table:table-cell table:formula="of:=[.D46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60]" office:value-type="string" office:string-value="sensor18" calcext:value-type="string">
            <text:p>sensor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gear</text:p>
          </table:table-cell>
          <table:table-cell office:value-type="string" calcext:value-type="string">
            <text:p>assign</text:p>
          </table:table-cell>
          <table:table-cell table:formula="of:=[.C62]" office:value-type="string" office:string-value="gear" calcext:value-type="string">
            <text:p>gear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accelerate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3]" office:value-type="string" office:string-value="accelerate" calcext:value-type="string">
            <text:p>accelerate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brake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4]" office:value-type="string" office:string-value="brake" calcext:value-type="string">
            <text:p>brake</text:p>
          </table:table-cell>
        </table:table-row>
        <table:table-row table:style-name="ro1">
          <table:table-cell office:value-type="string" calcext:value-type="string">
            <text:p>OutputVar</text:p>
          </table:table-cell>
          <table:table-cell table:number-columns-repeated="2" office:value-type="string" calcext:value-type="string">
            <text:p>steering</text:p>
          </table:table-cell>
          <table:table-cell table:formula="of:=[.D62]" office:value-type="string" office:string-value="assign" calcext:value-type="string">
            <text:p>assign</text:p>
          </table:table-cell>
          <table:table-cell table:formula="of:=[.C65]" office:value-type="string" office:string-value="steering" calcext:value-type="string">
            <text:p>stee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Decl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7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AssignStm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8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IfStm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69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WhileStm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0]" office:value-type="string" office:string-value="while" calcext:value-type="string">
            <text:p>whil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TrueSt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1]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FalseSt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2]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PcptStatement</text:p>
          </table:table-cell>
          <table:table-cell office:value-type="string" calcext:value-type="string">
            <text:p>PcptBlockStm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int, char, double, identifier, if, while, true, false, lbrace, rbrace</text:p>
          </table:table-cell>
          <table:table-cell table:formula="of:=[.C73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Decl</text:p>
          </table:table-cell>
          <table:table-cell office:value-type="string" calcext:value-type="string">
            <text:p>Type identifier OptAssign semicolon</text:p>
          </table:table-cell>
          <table:table-cell office:value-type="string" calcext:value-type="string">
            <text:p>int, char, double</text:p>
          </table:table-cell>
          <table:table-cell table:formula="of:=[.D67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75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OptAssign</text:p>
          </table:table-cell>
          <table:table-cell office:value-type="string" calcext:value-type="string">
            <text:p>assign Expr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semicolon</text:p>
          </table:table-cell>
          <table:table-cell table:formula="of:=[.C76]" office:value-type="string" office:string-value="assign" calcext:value-type="string">
            <text:p>assign</text:p>
          </table:table-cell>
        </table:table-row>
        <table:table-row table:style-name="ro1">
          <table:table-cell office:value-type="string" calcext:value-type="string">
            <text:p>OptAssign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semicolon</text:p>
          </table:table-cell>
          <table:table-cell table:formula="of:=[.D77]" office:value-type="string" office:string-value="semicolon" calcext:value-type="string">
            <text:p>semico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IfStm</text:p>
          </table:table-cell>
          <table:table-cell office:value-type="string" calcext:value-type="string">
            <text:p>if lparen Expr rparen PcptStatement PcptElse</text:p>
          </table:table-cell>
          <table:table-cell office:value-type="string" calcext:value-type="string">
            <text:p>if</text:p>
          </table:table-cell>
          <table:table-cell table:formula="of:=[.D69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79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PcptElse</text:p>
          </table:table-cell>
          <table:table-cell office:value-type="string" calcext:value-type="string">
            <text:p>else PcptStatement</text:p>
          </table:table-cell>
          <table:table-cell office:value-type="string" calcext:value-type="string">
            <text:p>else</text:p>
          </table:table-cell>
          <table:table-cell table:formula="of:=[.D79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0]" office:value-type="string" office:string-value="else" calcext:value-type="string">
            <text:p>else</text:p>
          </table:table-cell>
        </table:table-row>
        <table:table-row table:style-name="ro1">
          <table:table-cell office:value-type="string" calcext:value-type="string">
            <text:p>PcptElse</text:p>
          </table:table-cell>
          <table:table-cell table:number-columns-repeated="2" office:value-type="string" calcext:value-type="string">
            <text:p>lambda</text:p>
          </table:table-cell>
          <table:table-cell table:formula="of:=[.D80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D81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WhileStm</text:p>
          </table:table-cell>
          <table:table-cell office:value-type="string" calcext:value-type="string">
            <text:p>while lparen Expr rparen PcptStatement</text:p>
          </table:table-cell>
          <table:table-cell office:value-type="string" calcext:value-type="string">
            <text:p>while</text:p>
          </table:table-cell>
          <table:table-cell table:formula="of:=[.D70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3]" office:value-type="string" office:string-value="while" calcext:value-type="string">
            <text:p>whi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AssignStm</text:p>
          </table:table-cell>
          <table:table-cell office:value-type="string" calcext:value-type="string">
            <text:p>identifier assign Expr semicolon</text:p>
          </table:table-cell>
          <table:table-cell office:value-type="string" calcext:value-type="string">
            <text:p>identifier</text:p>
          </table:table-cell>
          <table:table-cell table:formula="of:=[.D68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5]" office:value-type="string" office:string-value="identifier" calcext:value-type="string">
            <text:p>identifi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TrueStm</text:p>
          </table:table-cell>
          <table:table-cell office:value-type="string" calcext:value-type="string">
            <text:p>true semicolon</text:p>
          </table:table-cell>
          <table:table-cell office:value-type="string" calcext:value-type="string">
            <text:p>true</text:p>
          </table:table-cell>
          <table:table-cell table:formula="of:=[.D71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7]" office:value-type="string" office:string-value="true" calcext:value-type="string">
            <text:p>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FalseStm</text:p>
          </table:table-cell>
          <table:table-cell office:value-type="string" calcext:value-type="string">
            <text:p>false semicolon</text:p>
          </table:table-cell>
          <table:table-cell office:value-type="string" calcext:value-type="string">
            <text:p>false</text:p>
          </table:table-cell>
          <table:table-cell table:formula="of:=[.D72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89]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tBlockStm</text:p>
          </table:table-cell>
          <table:table-cell office:value-type="string" calcext:value-type="string">
            <text:p>lbrace ListPcptStatement rbrace</text:p>
          </table:table-cell>
          <table:table-cell office:value-type="string" calcext:value-type="string">
            <text:p>lbrace</text:p>
          </table:table-cell>
          <table:table-cell table:formula="of:=[.D73]" office:value-type="string" office:string-value="int, char, double, identifier, if, while, true, false, lbrace, rbrace" calcext:value-type="string">
            <text:p>int, char, double, identifier, if, while, true, false, lbrace, rbrace</text:p>
          </table:table-cell>
          <table:table-cell table:formula="of:=[.C91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Decl</text:p>
          </table:table-cell>
          <table:table-cell office:value-type="string" calcext:value-type="string">
            <text:p>int, char, doubl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3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AssignStm</text:p>
          </table:table-cell>
          <table:table-cell office:value-type="string" calcext:value-type="string">
            <text:p>identifier, **conjuntoOutputs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4]" office:value-type="string" office:string-value="identifier, **conjuntoOutputs" calcext:value-type="string">
            <text:p>identifier, **conjuntoOutputs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IfStm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5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WhileStm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6]" office:value-type="string" office:string-value="while" calcext:value-type="string">
            <text:p>while</text:p>
          </table:table-cell>
        </table:table-row>
        <table:table-row table:style-name="ro1">
          <table:table-cell office:value-type="string" calcext:value-type="string">
            <text:p>ActStatement</text:p>
          </table:table-cell>
          <table:table-cell office:value-type="string" calcext:value-type="string">
            <text:p>ActBlockStm</text:p>
          </table:table-cell>
          <table:table-cell office:value-type="string" calcext:value-type="string">
            <text:p>lbrace</text:p>
          </table:table-cell>
          <table:table-cell office:value-type="string" calcext:value-type="string">
            <text:p>int, char, double, identifier, **ConjuntoOutputs, if, while, lbrace, rbrace</text:p>
          </table:table-cell>
          <table:table-cell table:formula="of:=[.C97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Decl</text:p>
          </table:table-cell>
          <table:table-cell office:value-type="string" calcext:value-type="string">
            <text:p>Type identifier OptAssign semicolon</text:p>
          </table:table-cell>
          <table:table-cell office:value-type="string" calcext:value-type="string">
            <text:p>int, char, double</text:p>
          </table:table-cell>
          <table:table-cell table:formula="of:=[.D93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99]" office:value-type="string" office:string-value="int, char, double" calcext:value-type="string">
            <text:p>int, char, doub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fStm</text:p>
          </table:table-cell>
          <table:table-cell office:value-type="string" calcext:value-type="string">
            <text:p>if lparen Expr rparen ActStatement ActElse</text:p>
          </table:table-cell>
          <table:table-cell office:value-type="string" calcext:value-type="string">
            <text:p>if</text:p>
          </table:table-cell>
          <table:table-cell table:formula="of:=[.D95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1]" office:value-type="string" office:string-value="if" calcext:value-type="string">
            <text:p>if</text:p>
          </table:table-cell>
        </table:table-row>
        <table:table-row table:style-name="ro1">
          <table:table-cell office:value-type="string" calcext:value-type="string">
            <text:p>ActElse</text:p>
          </table:table-cell>
          <table:table-cell office:value-type="string" calcext:value-type="string">
            <text:p>else ActStatement</text:p>
          </table:table-cell>
          <table:table-cell office:value-type="string" calcext:value-type="string">
            <text:p>else</text:p>
          </table:table-cell>
          <table:table-cell table:formula="of:=[.D101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2]" office:value-type="string" office:string-value="else" calcext:value-type="string">
            <text:p>else</text:p>
          </table:table-cell>
        </table:table-row>
        <table:table-row table:style-name="ro1">
          <table:table-cell office:value-type="string" calcext:value-type="string">
            <text:p>ActElse</text:p>
          </table:table-cell>
          <table:table-cell table:number-columns-repeated="2" office:value-type="string" calcext:value-type="string">
            <text:p>lambda</text:p>
          </table:table-cell>
          <table:table-cell table:formula="of:=[.D101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D103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WhileStm</text:p>
          </table:table-cell>
          <table:table-cell office:value-type="string" calcext:value-type="string">
            <text:p>while lparen Expr rparen ActStatement</text:p>
          </table:table-cell>
          <table:table-cell office:value-type="string" calcext:value-type="string">
            <text:p>while</text:p>
          </table:table-cell>
          <table:table-cell table:formula="of:=[.D96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5]" office:value-type="string" office:string-value="while" calcext:value-type="string">
            <text:p>whi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AssignStm</text:p>
          </table:table-cell>
          <table:table-cell office:value-type="string" calcext:value-type="string">
            <text:p>identifier assign Expr semicolon</text:p>
          </table:table-cell>
          <table:table-cell office:value-type="string" calcext:value-type="string">
            <text:p>identifier</text:p>
          </table:table-cell>
          <table:table-cell table:formula="of:=[.D94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7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ActAssignStm</text:p>
          </table:table-cell>
          <table:table-cell office:value-type="string" calcext:value-type="string">
            <text:p>OutputVar assign Expr semicolon</text:p>
          </table:table-cell>
          <table:table-cell office:value-type="string" calcext:value-type="string">
            <text:p>**conjuntoOutputs</text:p>
          </table:table-cell>
          <table:table-cell table:formula="of:=[.D107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08]" office:value-type="string" office:string-value="**conjuntoOutputs" calcext:value-type="string">
            <text:p>**conjuntoOutpu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BlockStm</text:p>
          </table:table-cell>
          <table:table-cell office:value-type="string" calcext:value-type="string">
            <text:p>lbrace ListActStatement rbrace</text:p>
          </table:table-cell>
          <table:table-cell office:value-type="string" calcext:value-type="string">
            <text:p>lbrace</text:p>
          </table:table-cell>
          <table:table-cell table:formula="of:=[.D97]" office:value-type="string" office:string-value="int, char, double, identifier, **ConjuntoOutputs, if, while, lbrace, rbrace" calcext:value-type="string">
            <text:p>int, char, double, identifier, **ConjuntoOutputs, if, while, lbrace, rbrace</text:p>
          </table:table-cell>
          <table:table-cell table:formula="of:=[.C110]" office:value-type="string" office:string-value="lbrace" calcext:value-type="string">
            <text:p>lbra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Expr arrow ActionCall MoreActionCall semicolon</text:p>
          </table:table-cell>
          <table:table-cell office:value-type="string" calcext:value-type="string">
            <text:p>Pri(Expr) → ver abajo</text:p>
          </table:table-cell>
          <table:table-cell office:value-type="string" calcext:value-type="string">
            <text:p>rules, rbrace</text:p>
          </table:table-cell>
          <table:table-cell table:formula="of:=[.C112]" office:value-type="string" office:string-value="Pri(Expr) → ver abajo" calcext:value-type="string">
            <text:p>Pri(Expr) → ver abajo</text:p>
          </table:table-cell>
        </table:table-row>
        <table:table-row table:style-name="ro1">
          <table:table-cell office:value-type="string" calcext:value-type="string">
            <text:p>MoreActionCall</text:p>
          </table:table-cell>
          <table:table-cell office:value-type="string" calcext:value-type="string">
            <text:p>comma ActionCall MoreActionCall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semicolon</text:p>
          </table:table-cell>
          <table:table-cell table:formula="of:=[.C113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ActionCall</text:p>
          </table:table-cell>
          <table:table-cell table:number-columns-repeated="2" office:value-type="string" calcext:value-type="string">
            <text:p>lambda</text:p>
          </table:table-cell>
          <table:table-cell office:value-type="string" calcext:value-type="string">
            <text:p>semicolon</text:p>
          </table:table-cell>
          <table:table-cell table:formula="of:=[.D114]" office:value-type="string" office:string-value="semicolon" calcext:value-type="string">
            <text:p>semicol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Call</text:p>
          </table:table-cell>
          <table:table-cell office:value-type="string" calcext:value-type="string">
            <text:p>identifier lparen ListExpr rparen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comma, semicolon</text:p>
          </table:table-cell>
          <table:table-cell table:formula="of:=[.C116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ListExpr</text:p>
          </table:table-cell>
          <table:table-cell office:value-type="string" calcext:value-type="string">
            <text:p>Expr MoreExpr</text:p>
          </table:table-cell>
          <table:table-cell office:value-type="string" calcext:value-type="string">
            <text:p>Pri(Expr) → ver abajo</text:p>
          </table:table-cell>
          <table:table-cell office:value-type="string" calcext:value-type="string">
            <text:p>rparen</text:p>
          </table:table-cell>
          <table:table-cell table:formula="of:=[.C117]" office:value-type="string" office:string-value="Pri(Expr) → ver abajo" calcext:value-type="string">
            <text:p>Pri(Expr) → ver abajo</text:p>
          </table:table-cell>
        </table:table-row>
        <table:table-row table:style-name="ro1">
          <table:table-cell office:value-type="string" calcext:value-type="string">
            <text:p>ListExpr</text:p>
          </table:table-cell>
          <table:table-cell table:number-columns-repeated="2" office:value-type="string" calcext:value-type="string">
            <text:p>lambd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D118]" office:value-type="string" office:string-value="rparen" calcext:value-type="string">
            <text:p>rparen</text:p>
          </table:table-cell>
        </table:table-row>
        <table:table-row table:style-name="ro1">
          <table:table-cell office:value-type="string" calcext:value-type="string">
            <text:p>MoreExpr</text:p>
          </table:table-cell>
          <table:table-cell office:value-type="string" calcext:value-type="string">
            <text:p>comma Expr MoreExpr</text:p>
          </table:table-cell>
          <table:table-cell office:value-type="string" calcext:value-type="string">
            <text:p>comm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C119]" office:value-type="string" office:string-value="comma" calcext:value-type="string">
            <text:p>comma</text:p>
          </table:table-cell>
        </table:table-row>
        <table:table-row table:style-name="ro1">
          <table:table-cell office:value-type="string" calcext:value-type="string">
            <text:p>MoreExpr</text:p>
          </table:table-cell>
          <table:table-cell table:number-columns-repeated="2" office:value-type="string" calcext:value-type="string">
            <text:p>lambda</text:p>
          </table:table-cell>
          <table:table-cell table:formula="of:=[.D117]" office:value-type="string" office:string-value="rparen" calcext:value-type="string">
            <text:p>rparen</text:p>
          </table:table-cell>
          <table:table-cell table:formula="of:=[.D120]" office:value-type="string" office:string-value="rparen" calcext:value-type="string">
            <text:p>rp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AndExpr ListOrExpr</text:p>
          </table:table-cell>
          <table:table-cell office:value-type="string" calcext:value-type="string">
            <text:p>Pri(AndExpr) → ver abajo</text:p>
          </table:table-cell>
          <table:table-cell office:value-type="string" calcext:value-type="string">
            <text:p>rparen, semicolon, arrow, comma</text:p>
          </table:table-cell>
          <table:table-cell table:formula="of:=[.C122]" office:value-type="string" office:string-value="Pri(AndExpr) → ver abajo" calcext:value-type="string">
            <text:p>Pri(AndExpr) → ver abajo</text:p>
          </table:table-cell>
        </table:table-row>
        <table:table-row table:style-name="ro1">
          <table:table-cell office:value-type="string" calcext:value-type="string">
            <text:p>ListOrExpr</text:p>
          </table:table-cell>
          <table:table-cell office:value-type="string" calcext:value-type="string">
            <text:p>or AndExpr ListOrExpr</text:p>
          </table:table-cell>
          <table:table-cell office:value-type="string" calcext:value-type="string">
            <text:p>or</text:p>
          </table:table-cell>
          <table:table-cell table:formula="of:=[.D122]" office:value-type="string" office:string-value="rparen, semicolon, arrow, comma" calcext:value-type="string">
            <text:p>rparen, semicolon, arrow, comma</text:p>
          </table:table-cell>
          <table:table-cell table:formula="of:=[.C123]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ListOrExpr</text:p>
          </table:table-cell>
          <table:table-cell table:number-columns-repeated="2" office:value-type="string" calcext:value-type="string">
            <text:p>lambda</text:p>
          </table:table-cell>
          <table:table-cell table:formula="of:=[.D122]" office:value-type="string" office:string-value="rparen, semicolon, arrow, comma" calcext:value-type="string">
            <text:p>rparen, semicolon, arrow, comma</text:p>
          </table:table-cell>
          <table:table-cell table:formula="of:=[.D124]" office:value-type="string" office:string-value="rparen, semicolon, arrow, comma" calcext:value-type="string">
            <text:p>rparen, semicolon, arrow, com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dExpr</text:p>
          </table:table-cell>
          <table:table-cell office:value-type="string" calcext:value-type="string">
            <text:p>RelExpr ListAndExpr</text:p>
          </table:table-cell>
          <table:table-cell office:value-type="string" calcext:value-type="string">
            <text:p>Pri(RelExpr) → ver abajo</text:p>
          </table:table-cell>
          <table:table-cell office:value-type="string" calcext:value-type="string">
            <text:p>rparen, semicolon, arrow, comma, or</text:p>
          </table:table-cell>
          <table:table-cell table:formula="of:=[.C126]" office:value-type="string" office:string-value="Pri(RelExpr) → ver abajo" calcext:value-type="string">
            <text:p>Pri(RelExpr) → ver abajo</text:p>
          </table:table-cell>
        </table:table-row>
        <table:table-row table:style-name="ro1">
          <table:table-cell office:value-type="string" calcext:value-type="string">
            <text:p>ListAndExpr</text:p>
          </table:table-cell>
          <table:table-cell office:value-type="string" calcext:value-type="string">
            <text:p>and RelExpr ListAndExpr</text:p>
          </table:table-cell>
          <table:table-cell office:value-type="string" calcext:value-type="string">
            <text:p>and</text:p>
          </table:table-cell>
          <table:table-cell table:formula="of:=[.D126]" office:value-type="string" office:string-value="rparen, semicolon, arrow, comma, or" calcext:value-type="string">
            <text:p>rparen, semicolon, arrow, comma, or</text:p>
          </table:table-cell>
          <table:table-cell table:formula="of:=[.C127]" office:value-type="string" office:string-value="and" calcext:value-type="string">
            <text:p>and</text:p>
          </table:table-cell>
        </table:table-row>
        <table:table-row table:style-name="ro1">
          <table:table-cell office:value-type="string" calcext:value-type="string">
            <text:p>ListAndExpr</text:p>
          </table:table-cell>
          <table:table-cell table:number-columns-repeated="2" office:value-type="string" calcext:value-type="string">
            <text:p>lambda</text:p>
          </table:table-cell>
          <table:table-cell table:formula="of:=[.D127]" office:value-type="string" office:string-value="rparen, semicolon, arrow, comma, or" calcext:value-type="string">
            <text:p>rparen, semicolon, arrow, comma, or</text:p>
          </table:table-cell>
          <table:table-cell table:formula="of:=[.D128]" office:value-type="string" office:string-value="rparen, semicolon, arrow, comma, or" calcext:value-type="string">
            <text:p>rparen, semicolon, arrow, comma, 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Expr</text:p>
          </table:table-cell>
          <table:table-cell office:value-type="string" calcext:value-type="string">
            <text:p>SumExpr OptionalRelOp</text:p>
          </table:table-cell>
          <table:table-cell office:value-type="string" calcext:value-type="string">
            <text:p>Pri(SumExpr) → ver abajo</text:p>
          </table:table-cell>
          <table:table-cell office:value-type="string" calcext:value-type="string">
            <text:p>rparen, semicolon, arrow, comma, or, and</text:p>
          </table:table-cell>
          <table:table-cell table:formula="of:=[.C130]" office:value-type="string" office:string-value="Pri(SumExpr) → ver abajo" calcext:value-type="string">
            <text:p>Pri(SumExpr) → ver abajo</text:p>
          </table:table-cell>
        </table:table-row>
        <table:table-row table:style-name="ro1">
          <table:table-cell office:value-type="string" calcext:value-type="string">
            <text:p>OptionalRelOp</text:p>
          </table:table-cell>
          <table:table-cell office:value-type="string" calcext:value-type="string">
            <text:p>RelOp SumExpr</text:p>
          </table:table-cell>
          <table:table-cell office:value-type="string" calcext:value-type="string">
            <text:p>eq, ne, gt, ge, lt, le</text:p>
          </table:table-cell>
          <table:table-cell table:formula="of:=[.D130]" office:value-type="string" office:string-value="rparen, semicolon, arrow, comma, or, and" calcext:value-type="string">
            <text:p>rparen, semicolon, arrow, comma, or, and</text:p>
          </table:table-cell>
          <table:table-cell table:formula="of:=[.C131]" office:value-type="string" office:string-value="eq, ne, gt, ge, lt, le" calcext:value-type="string">
            <text:p>eq, ne, gt, ge, lt, le</text:p>
          </table:table-cell>
        </table:table-row>
        <table:table-row table:style-name="ro1">
          <table:table-cell office:value-type="string" calcext:value-type="string">
            <text:p>OptionalRelOp</text:p>
          </table:table-cell>
          <table:table-cell table:number-columns-repeated="2" office:value-type="string" calcext:value-type="string">
            <text:p>lambda</text:p>
          </table:table-cell>
          <table:table-cell table:formula="of:=[.D130]" office:value-type="string" office:string-value="rparen, semicolon, arrow, comma, or, and" calcext:value-type="string">
            <text:p>rparen, semicolon, arrow, comma, or, and</text:p>
          </table:table-cell>
          <table:table-cell table:formula="of:=[.D132]" office:value-type="string" office:string-value="rparen, semicolon, arrow, comma, or, and" calcext:value-type="string">
            <text:p>rparen, semicolon, arrow, comma, or, an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eq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  <table:table-cell table:formula="of:=[.C134]" office:value-type="string" office:string-value="eq" calcext:value-type="string">
            <text:p>eq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ne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  <table:table-cell table:formula="of:=[.C135]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gt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  <table:table-cell table:formula="of:=[.C136]" office:value-type="string" office:string-value="gt" calcext:value-type="string">
            <text:p>gt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ge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  <table:table-cell table:formula="of:=[.C137]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lt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  <table:table-cell table:formula="of:=[.C138]" office:value-type="string" office:string-value="lt" calcext:value-type="string">
            <text:p>lt</text:p>
          </table:table-cell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" office:value-type="string" calcext:value-type="string">
            <text:p>le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  <table:table-cell table:formula="of:=[.C139]" office:value-type="string" office:string-value="le" calcext:value-type="string">
            <text:p>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Expr</text:p>
          </table:table-cell>
          <table:table-cell office:value-type="string" calcext:value-type="string">
            <text:p>UnOp ProdExpr ListSumOp</text:p>
          </table:table-cell>
          <table:table-cell office:value-type="string" calcext:value-type="string">
            <text:p>not, minus, plus, Pri(Factor) → ver abajo</text:p>
          </table:table-cell>
          <table:table-cell office:value-type="string" calcext:value-type="string">
            <text:p>rparen, semicolon, arrow, comma, or, and, eq, ne, gt, ge, lt, le</text:p>
          </table:table-cell>
          <table:table-cell table:formula="of:=[.C141]" office:value-type="string" office:string-value="not, minus, plus, Pri(Factor) → ver abajo" calcext:value-type="string">
            <text:p>not, minus, plus, Pri(Factor) → ver abajo</text:p>
          </table:table-cell>
        </table:table-row>
        <table:table-row table:style-name="ro1">
          <table:table-cell office:value-type="string" calcext:value-type="string">
            <text:p>ListSumOp</text:p>
          </table:table-cell>
          <table:table-cell office:value-type="string" calcext:value-type="string">
            <text:p>SumOp ProdExpr ListSumOp</text:p>
          </table:table-cell>
          <table:table-cell office:value-type="string" calcext:value-type="string">
            <text:p>plus, minus</text:p>
          </table:table-cell>
          <table:table-cell table:formula="of:=[.D141]" office:value-type="string" office:string-value="rparen, semicolon, arrow, comma, or, and, eq, ne, gt, ge, lt, le" calcext:value-type="string">
            <text:p>rparen, semicolon, arrow, comma, or, and, eq, ne, gt, ge, lt, le</text:p>
          </table:table-cell>
          <table:table-cell table:formula="of:=[.C142]" office:value-type="string" office:string-value="plus, minus" calcext:value-type="string">
            <text:p>plus, minus</text:p>
          </table:table-cell>
        </table:table-row>
        <table:table-row table:style-name="ro1">
          <table:table-cell office:value-type="string" calcext:value-type="string">
            <text:p>ListSumOp</text:p>
          </table:table-cell>
          <table:table-cell table:number-columns-repeated="2" office:value-type="string" calcext:value-type="string">
            <text:p>lambda</text:p>
          </table:table-cell>
          <table:table-cell table:formula="of:=[.D142]" office:value-type="string" office:string-value="rparen, semicolon, arrow, comma, or, and, eq, ne, gt, ge, lt, le" calcext:value-type="string">
            <text:p>rparen, semicolon, arrow, comma, or, and, eq, ne, gt, ge, lt, le</text:p>
          </table:table-cell>
          <table:table-cell table:formula="of:=[.D143]" office:value-type="string" office:string-value="rparen, semicolon, arrow, comma, or, and, eq, ne, gt, ge, lt, le" calcext:value-type="string">
            <text:p>rparen, semicolon, arrow, comma, or, and, eq, ne, gt, ge, lt, 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not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  <table:table-cell table:formula="of:=[.C145]" office:value-type="string" office:string-value="not" calcext:value-type="string">
            <text:p>not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minus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  <table:table-cell table:formula="of:=[.C146]" office:value-type="string" office:string-value="minus" calcext:value-type="string">
            <text:p>minus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plus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  <table:table-cell table:formula="of:=[.C147]" office:value-type="string" office:string-value="plus" calcext:value-type="string">
            <text:p>plus</text:p>
          </table:table-cell>
        </table:table-row>
        <table:table-row table:style-name="ro1">
          <table:table-cell office:value-type="string" calcext:value-type="string">
            <text:p>UnOp</text:p>
          </table:table-cell>
          <table:table-cell table:number-columns-repeated="2" office:value-type="string" calcext:value-type="string">
            <text:p>lambda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  <table:table-cell table:formula="of:=[.D148]" office:value-type="string" office:string-value="Pri(Factor) → ver abajo todo ok" calcext:value-type="string">
            <text:p>Pri(Factor) → ver abajo todo o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Op</text:p>
          </table:table-cell>
          <table:table-cell table:number-columns-repeated="2" office:value-type="string" calcext:value-type="string">
            <text:p>minus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  <table:table-cell table:formula="of:=[.C150]" office:value-type="string" office:string-value="minus" calcext:value-type="string">
            <text:p>minus</text:p>
          </table:table-cell>
        </table:table-row>
        <table:table-row table:style-name="ro1">
          <table:table-cell office:value-type="string" calcext:value-type="string">
            <text:p>SumOp</text:p>
          </table:table-cell>
          <table:table-cell table:number-columns-repeated="2" office:value-type="string" calcext:value-type="string">
            <text:p>plus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  <table:table-cell table:formula="of:=[.C151]" office:value-type="string" office:string-value="plus" calcext:value-type="string">
            <text:p>pl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Expr</text:p>
          </table:table-cell>
          <table:table-cell office:value-type="string" calcext:value-type="string">
            <text:p>Factor ListFactor</text:p>
          </table:table-cell>
          <table:table-cell office:value-type="string" calcext:value-type="string">
            <text:p>Pri(Factor) → ver abajo todo ok</text:p>
          </table:table-cell>
          <table:table-cell office:value-type="string" calcext:value-type="string">
            <text:p>rparen, semicolon, arrow, comma, or, and, eq, ne, gt, ge, lt, le, plus, minus</text:p>
          </table:table-cell>
          <table:table-cell table:formula="of:=[.C153]" office:value-type="string" office:string-value="Pri(Factor) → ver abajo todo ok" calcext:value-type="string">
            <text:p>Pri(Factor) → ver abajo todo ok</text:p>
          </table:table-cell>
        </table:table-row>
        <table:table-row table:style-name="ro1">
          <table:table-cell office:value-type="string" calcext:value-type="string">
            <text:p>ListFactor</text:p>
          </table:table-cell>
          <table:table-cell office:value-type="string" calcext:value-type="string">
            <text:p>MultOp Factor ListFactor</text:p>
          </table:table-cell>
          <table:table-cell office:value-type="string" calcext:value-type="string">
            <text:p>prod, div, mod</text:p>
          </table:table-cell>
          <table:table-cell table:formula="of:=[.D153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  <table:table-cell table:formula="of:=[.C154]" office:value-type="string" office:string-value="prod, div, mod" calcext:value-type="string">
            <text:p>prod, div, mod</text:p>
          </table:table-cell>
        </table:table-row>
        <table:table-row table:style-name="ro1">
          <table:table-cell office:value-type="string" calcext:value-type="string">
            <text:p>ListFactor</text:p>
          </table:table-cell>
          <table:table-cell table:number-columns-repeated="2" office:value-type="string" calcext:value-type="string">
            <text:p>lambda</text:p>
          </table:table-cell>
          <table:table-cell table:formula="of:=[.D153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  <table:table-cell table:formula="of:=[.D155]" office:value-type="string" office:string-value="rparen, semicolon, arrow, comma, or, and, eq, ne, gt, ge, lt, le, plus, minus" calcext:value-type="string">
            <text:p>rparen, semicolon, arrow, comma, or, and, eq, ne, gt, ge, lt, le, plus, min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prod</text:p>
          </table:table-cell>
          <table:table-cell office:value-type="string" calcext:value-type="string">
            <text:p>Pri(Factor)</text:p>
          </table:table-cell>
          <table:table-cell table:formula="of:=[.C157]" office:value-type="string" office:string-value="prod" calcext:value-type="string">
            <text:p>prod</text:p>
          </table:table-cell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div</text:p>
          </table:table-cell>
          <table:table-cell table:formula="of:=[.D157]" office:value-type="string" office:string-value="Pri(Factor)" calcext:value-type="string">
            <text:p>Pri(Factor)</text:p>
          </table:table-cell>
          <table:table-cell table:formula="of:=[.C158]" office:value-type="string" office:string-value="div" calcext:value-type="string">
            <text:p>div</text:p>
          </table:table-cell>
        </table:table-row>
        <table:table-row table:style-name="ro1">
          <table:table-cell office:value-type="string" calcext:value-type="string">
            <text:p>MultOp</text:p>
          </table:table-cell>
          <table:table-cell table:number-columns-repeated="2" office:value-type="string" calcext:value-type="string">
            <text:p>mod</text:p>
          </table:table-cell>
          <table:table-cell table:formula="of:=[.D157]" office:value-type="string" office:string-value="Pri(Factor)" calcext:value-type="string">
            <text:p>Pri(Factor)</text:p>
          </table:table-cell>
          <table:table-cell table:formula="of:=[.C159]" office:value-type="string" office:string-value="mod" calcext:value-type="string">
            <text:p>m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integer_literal, double_literal, true, false</text:p>
          </table:table-cell>
          <table:table-cell office:value-type="string" calcext:value-type="string">
            <text:p>rparen, semicolon, arrow, comma, or, and, eq, ne, gt, ge, lt, le, plus, minus, prod, div, mod</text:p>
          </table:table-cell>
          <table:table-cell table:formula="of:=[.C161]" office:value-type="string" office:string-value="integer_literal, double_literal, true, false" calcext:value-type="string">
            <text:p>integer_literal, double_literal, true, false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InputVar</text:p>
          </table:table-cell>
          <table:table-cell office:value-type="string" calcext:value-type="string">
            <text:p>**conjuntoInputs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2]" office:value-type="string" office:string-value="**conjuntoInputs" calcext:value-type="string">
            <text:p>**conjuntoInputs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identifier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3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lparen Expr rparen</text:p>
          </table:table-cell>
          <table:table-cell office:value-type="string" calcext:value-type="string">
            <text:p>lparen</text:p>
          </table:table-cell>
          <table:table-cell table:formula="of:=[.D16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64]" office:value-type="string" office:string-value="lparen" calcext:value-type="string">
            <text:p>lpar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integer_literal</text:p>
          </table:table-cell>
          <table:table-cell office:value-type="string" calcext:value-type="string">
            <text:p>rparen, semicolon, arrow, comma, or, and, eq, ne, gt, ge, lt, le, plus, minus, prod, div, mod, semicolon</text:p>
          </table:table-cell>
          <table:table-cell table:formula="of:=[.C166]" office:value-type="string" office:string-value="integer_literal" calcext:value-type="string">
            <text:p>integer_literal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double_literal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7]" office:value-type="string" office:string-value="double_literal" calcext:value-type="string">
            <text:p>double_literal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true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8]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2" office:value-type="string" calcext:value-type="string">
            <text:p>false</text:p>
          </table:table-cell>
          <table:table-cell table:formula="of:=[.D166]" office:value-type="string" office:string-value="rparen, semicolon, arrow, comma, or, and, eq, ne, gt, ge, lt, le, plus, minus, prod, div, mod, semicolon" calcext:value-type="string">
            <text:p>rparen, semicolon, arrow, comma, or, and, eq, ne, gt, ge, lt, le, plus, minus, prod, div, mod, semicolon</text:p>
          </table:table-cell>
          <table:table-cell table:formula="of:=[.C169]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identifier OptMethodCall</text:p>
          </table:table-cell>
          <table:table-cell office:value-type="string" calcext:value-type="string">
            <text:p>identifier</text:p>
          </table:table-cell>
          <table:table-cell table:formula="of:=[.D16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1]" office:value-type="string" office:string-value="identifier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OptMethodCall</text:p>
          </table:table-cell>
          <table:table-cell office:value-type="string" calcext:value-type="string">
            <text:p>MethodCall</text:p>
          </table:table-cell>
          <table:table-cell office:value-type="string" calcext:value-type="string">
            <text:p>lparen</text:p>
          </table:table-cell>
          <table:table-cell table:formula="of:=[.D171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2]" office:value-type="string" office:string-value="lparen" calcext:value-type="string">
            <text:p>lparen</text:p>
          </table:table-cell>
        </table:table-row>
        <table:table-row table:style-name="ro1">
          <table:table-cell office:value-type="string" calcext:value-type="string">
            <text:p>OptMethodCall</text:p>
          </table:table-cell>
          <table:table-cell table:number-columns-repeated="2" office:value-type="string" calcext:value-type="string">
            <text:p>lambda</text:p>
          </table:table-cell>
          <table:table-cell table:formula="of:=[.D17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D173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thodCall</text:p>
          </table:table-cell>
          <table:table-cell office:value-type="string" calcext:value-type="string">
            <text:p>lparen ListExpr rparen</text:p>
          </table:table-cell>
          <table:table-cell office:value-type="string" calcext:value-type="string">
            <text:p>lparen</text:p>
          </table:table-cell>
          <table:table-cell table:formula="of:=[.D172]" office:value-type="string" office:string-value="rparen, semicolon, arrow, comma, or, and, eq, ne, gt, ge, lt, le, plus, minus, prod, div, mod" calcext:value-type="string">
            <text:p>rparen, semicolon, arrow, comma, or, and, eq, ne, gt, ge, lt, le, plus, minus, prod, div, mod</text:p>
          </table:table-cell>
          <table:table-cell table:formula="of:=[.C175]" office:value-type="string" office:string-value="lparen" calcext:value-type="string">
            <text:p>lpa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6:52:22.441212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8:27:20.258133662</meta:creation-date>
    <dc:date>2015-06-27T19:06:13.278514183</dc:date>
    <meta:editing-duration>PT20H33M38S</meta:editing-duration>
    <meta:editing-cycles>23</meta:editing-cycles>
    <meta:generator>LibreOffice/4.4.3.2$Linux_X86_64 LibreOffice_project/40m0$Build-2</meta:generator>
    <meta:document-statistic meta:table-count="1" meta:cell-count="683" meta:object-count="0"/>
  </office:meta>
</office:document-meta>
</file>